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, г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W, с^-1</text:p>
          </table:table-cell>
          <table:table-cell office:value-type="string" calcext:value-type="string">
            <text:p>v, мм/c</text:p>
          </table:table-cell>
          <table:table-cell office:value-type="string" calcext:value-type="string">
            <text:p>w рычага, c^-1 * 10^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4.3" calcext:value-type="float">
            <text:p>334,3</text:p>
          </table:table-cell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table:formula="of:=[.C2]/[.D2]" office:value-type="float" office:value="30.1666666666667" calcext:value-type="float">
            <text:p>30,1666666666667</text:p>
          </table:table-cell>
          <table:table-cell table:formula="of:=2*3.14/[.E$2]" office:value-type="float" office:value="0.20817679558011" calcext:value-type="float">
            <text:p>0,20817679558011</text:p>
          </table:table-cell>
          <table:table-cell table:formula="of:=[.$B$8]*[.H2]" office:value-type="float" office:value="0.115653775322284" calcext:value-type="float">
            <text:p>0,115653775322284</text:p>
          </table:table-cell>
          <table:table-cell table:formula="of:=10/[.C2]*3.14/180*1000" office:value-type="float" office:value="0.96378146101903" calcext:value-type="float">
            <text:p>0,963781461019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6.6" calcext:value-type="float">
            <text:p>266,6</text:p>
          </table:table-cell>
          <table:table-cell office:value-type="float" office:value="189.53" calcext:value-type="float">
            <text:p>189,53</text:p>
          </table:table-cell>
          <table:table-cell office:value-type="float" office:value="5" calcext:value-type="float">
            <text:p>5</text:p>
          </table:table-cell>
          <table:table-cell table:formula="of:=[.C3]/[.D3]" office:value-type="float" office:value="37.906" calcext:value-type="float">
            <text:p>37,906</text:p>
          </table:table-cell>
          <table:table-cell table:formula="of:=2*3.14/[.E3]" office:value-type="float" office:value="0.165672980530787" calcext:value-type="float">
            <text:p>0,165672980530787</text:p>
          </table:table-cell>
          <table:table-cell table:formula="of:=[.$B$8]*[.H3]" office:value-type="float" office:value="0.110448653687191" calcext:value-type="float">
            <text:p>0,110448653687191</text:p>
          </table:table-cell>
          <table:table-cell table:formula="of:=10/[.C3]*3.14/180*1000" office:value-type="float" office:value="0.920405447393259" calcext:value-type="float">
            <text:p>0,9204054473932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4.2" calcext:value-type="float">
            <text:p>214,2</text:p>
          </table:table-cell>
          <table:table-cell office:value-type="float" office:value="236.62" calcext:value-type="float">
            <text:p>236,62</text:p>
          </table:table-cell>
          <table:table-cell office:value-type="float" office:value="6" calcext:value-type="float">
            <text:p>6</text:p>
          </table:table-cell>
          <table:table-cell table:formula="of:=[.C4]/[.D4]" office:value-type="float" office:value="39.4366666666667" calcext:value-type="float">
            <text:p>39,4366666666667</text:p>
          </table:table-cell>
          <table:table-cell table:formula="of:=2*3.14/[.E4]" office:value-type="float" office:value="0.159242667568253" calcext:value-type="float">
            <text:p>0,159242667568253</text:p>
          </table:table-cell>
          <table:table-cell table:formula="of:=[.$B$8]*[.H4]" office:value-type="float" office:value="0.0884681486490294" calcext:value-type="float">
            <text:p>0,0884681486490294</text:p>
          </table:table-cell>
          <table:table-cell table:formula="of:=10/[.C4]*3.14/180*1000" office:value-type="float" office:value="0.737234572075245" calcext:value-type="float">
            <text:p>0,7372345720752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.2" calcext:value-type="float">
            <text:p>141,2</text:p>
          </table:table-cell>
          <table:table-cell table:formula="of:=218.25+54" office:value-type="float" office:value="272.25" calcext:value-type="float">
            <text:p>272,25</text:p>
          </table:table-cell>
          <table:table-cell office:value-type="float" office:value="5" calcext:value-type="float">
            <text:p>5</text:p>
          </table:table-cell>
          <table:table-cell table:formula="of:=[.C5]/[.D5]" office:value-type="float" office:value="54.45" calcext:value-type="float">
            <text:p>54,45</text:p>
          </table:table-cell>
          <table:table-cell table:formula="of:=2*3.14/[.E5]" office:value-type="float" office:value="0.115335169880624" calcext:value-type="float">
            <text:p>0,115335169880624</text:p>
          </table:table-cell>
          <table:table-cell table:formula="of:=[.$B$8]*[.H5]" office:value-type="float" office:value="0.0768901132537496" calcext:value-type="float">
            <text:p>0,0768901132537496</text:p>
          </table:table-cell>
          <table:table-cell table:formula="of:=10/[.C5]*3.14/180*1000" office:value-type="float" office:value="0.640750943781247" calcext:value-type="float">
            <text:p>0,6407509437812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.2" calcext:value-type="float">
            <text:p>111,2</text:p>
          </table:table-cell>
          <table:table-cell office:value-type="float" office:value="278.57" calcext:value-type="float">
            <text:p>278,57</text:p>
          </table:table-cell>
          <table:table-cell office:value-type="float" office:value="3" calcext:value-type="float">
            <text:p>3</text:p>
          </table:table-cell>
          <table:table-cell table:formula="of:=[.C6]/[.D6]" office:value-type="float" office:value="92.8566666666667" calcext:value-type="float">
            <text:p>92,8566666666667</text:p>
          </table:table-cell>
          <table:table-cell table:formula="of:=2*3.14/[.E6]" office:value-type="float" office:value="0.0676311160570054" calcext:value-type="float">
            <text:p>0,0676311160570054</text:p>
          </table:table-cell>
          <table:table-cell table:formula="of:=[.$B$8]*[.H6]" office:value-type="float" office:value="0.0751456845077838" calcext:value-type="float">
            <text:p>0,0751456845077838</text:p>
          </table:table-cell>
          <table:table-cell table:formula="of:=10/[.C6]*3.14/180*1000" office:value-type="float" office:value="0.626214037564865" calcext:value-type="float">
            <text:p>0,6262140375648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.9" calcext:value-type="float">
            <text:p>92,9</text:p>
          </table:table-cell>
          <table:table-cell office:value-type="float" office:value="345.92" calcext:value-type="float">
            <text:p>345,92</text:p>
          </table:table-cell>
          <table:table-cell office:value-type="float" office:value="3" calcext:value-type="float">
            <text:p>3</text:p>
          </table:table-cell>
          <table:table-cell table:formula="of:=[.C7]/[.D7]" office:value-type="float" office:value="115.306666666667" calcext:value-type="float">
            <text:p>115,306666666667</text:p>
          </table:table-cell>
          <table:table-cell table:formula="of:=2*3.14/[.E7]" office:value-type="float" office:value="0.054463459759482" calcext:value-type="float">
            <text:p>0,054463459759482</text:p>
          </table:table-cell>
          <table:table-cell table:formula="of:=[.$B$8]*[.H7]" office:value-type="float" office:value="0.0726179463459759" calcext:value-type="float">
            <text:p>0,0726179463459759</text:p>
          </table:table-cell>
          <table:table-cell table:formula="of:=12/[.C7]*3.14/180*1000" office:value-type="float" office:value="0.605149552883133" calcext:value-type="float">
            <text:p>0,605149552883133</text:p>
          </table:table-cell>
        </table:table-row>
        <table:table-row table:style-name="ro1">
          <table:table-cell office:value-type="string" calcext:value-type="string">
            <text:p>l плеча, м</text:p>
          </table:table-cell>
          <table:table-cell office:value-type="float" office:value="0.12" calcext:value-type="float">
            <text:p>0,12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ц, г</text:p>
          </table:table-cell>
          <table:table-cell office:value-type="float" office:value="1616.7" calcext:value-type="float">
            <text:p>1616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R, см</text:p>
          </table:table-cell>
          <table:table-cell office:value-type="float" office:value="7.81" calcext:value-type="float">
            <text:p>7,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, см</text:p>
          </table:table-cell>
          <table:table-cell office:value-type="float" office:value="4.05" calcext:value-type="float">
            <text:p>4,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, гц</text:p>
          </table:table-cell>
          <table:table-cell office:value-type="float" office:value="391.1" calcext:value-type="float">
            <text:p>391,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0:01:13.825203273</meta:creation-date>
    <dc:date>2023-10-24T12:18:43.851284211</dc:date>
    <meta:editing-duration>PT32M48S</meta:editing-duration>
    <meta:editing-cycles>1</meta:editing-cycles>
    <meta:document-statistic meta:table-count="1" meta:cell-count="66" meta:object-count="0"/>
    <meta:generator>LibreOffice/7.3.7.2$Linux_X86_64 LibreOffice_project/30$Build-2</meta:generator>
  </office:meta>
</office:document-meta>
</file>